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egoe UI', Arial, freesans, sans-serif, 'Apple Color Emoji', 'Segoe UI Emoji', 'Segoe UI 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paragraph-properties fo:text-align="center" style:justify-single-word="false"/>
      <style:text-properties officeooo:rsid="001e1952" officeooo:paragraph-rsid="001e1952"/>
    </style:style>
    <style:style style:name="P2" style:family="paragraph" style:parent-style-name="Table_20_Contents">
      <style:paragraph-properties fo:text-align="end" style:justify-single-word="false"/>
    </style:style>
    <style:style style:name="P3" style:family="paragraph" style:parent-style-name="Standard">
      <style:text-properties officeooo:rsid="001caaff" officeooo:paragraph-rsid="001caaff"/>
    </style:style>
    <style:style style:name="P4" style:family="paragraph" style:parent-style-name="Standard">
      <style:text-properties fo:font-size="24pt" officeooo:rsid="001caaff" officeooo:paragraph-rsid="001caaff" style:font-size-asian="24pt" style:font-size-complex="24pt"/>
    </style:style>
    <style:style style:name="P5" style:family="paragraph" style:parent-style-name="Standard">
      <style:paragraph-properties fo:text-align="center" style:justify-single-word="false"/>
      <style:text-properties fo:font-size="24pt" officeooo:rsid="001caaff" officeooo:paragraph-rsid="001caaff" style:font-size-asian="24pt" style:font-size-complex="24pt"/>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text-properties fo:font-size="14pt" officeooo:rsid="001caaff" officeooo:paragraph-rsid="001caaff" style:font-size-asian="14pt" style:font-size-complex="14pt"/>
    </style:style>
    <style:style style:name="P8" style:family="paragraph" style:parent-style-name="Contents_20_2">
      <style:paragraph-properties>
        <style:tab-stops>
          <style:tab-stop style:position="16.501cm" style:type="right"/>
        </style:tab-stops>
      </style:paragraph-properties>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cm" style:type="right"/>
        </style:tab-stops>
      </style:paragraph-properties>
    </style:style>
    <style:style style:name="P11" style:family="paragraph" style:parent-style-name="Standard" style:master-page-name="Premiere_20_page">
      <style:paragraph-properties fo:text-align="center" style:justify-single-word="false" style:page-number="auto"/>
      <style:text-properties fo:font-size="24pt" officeooo:rsid="001caaff" officeooo:paragraph-rsid="001caaff" style:font-size-asian="24pt" style:font-size-complex="24pt"/>
    </style:style>
    <style:style style:name="P12" style:family="paragraph" style:parent-style-name="Standard">
      <style:text-properties fo:font-size="24pt" officeooo:rsid="001caaff" officeooo:paragraph-rsid="001caaff" style:font-size-asian="24pt" style:font-size-complex="24pt"/>
    </style:style>
    <style:style style:name="P13" style:family="paragraph" style:parent-style-name="Heading_20_1" style:list-style-name="L1" style:master-page-name="Standard">
      <style:paragraph-properties style:page-number="auto"/>
    </style:style>
    <style:style style:name="T1" style:family="text">
      <style:text-properties officeooo:rsid="001e1952"/>
    </style:style>
    <style:style style:name="T2" style:family="text">
      <style:text-properties fo:font-variant="normal" fo:text-transform="none" fo:color="#333333" style:font-name="Helvetica Neue" fo:font-size="12pt" fo:letter-spacing="normal" fo:font-style="normal" fo:font-weight="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apport de projet <text:span text:style-name="T1">M2 LSE 2016</text:span></text:p>
      <text:p text:style-name="P5"/>
      <text:p text:style-name="P6"><text:bookmark-start text:name="__DdeLink__2_786732397"/>Pilotage automatique d'un voilier via un bus CAN Arduino<text:bookmark-end text:name="__DdeLink__2_786732397"/></text:p>
      <text:p text:style-name="P4"/>
      <text:p text:style-name="P4"/>
      <text:p text:style-name="P4"/>
      <text:p text:style-name="P4"/>
      <text:p text:style-name="P7">Romain Le Forestier</text:p>
      <text:p text:style-name="P4"/>
      <text:p text:style-name="P3"/>
      <text:p text:style-name="P3"/>
      <text:p text:style-name="P3"/>
      <text:p text:style-name="P3"/>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1_Head">
            <text:p text:style-name="P9">Table of Contents</text:p>
          </text:index-title>
          <text:p text:style-name="P10"><text:a xlink:type="simple" xlink:href="#__RefHeading___Toc117_786732397" text:style-name="Index_20_Link" text:visited-style-name="Index_20_Link">1.Présentation du projet<text:tab/>3</text:a></text:p>
          <text:p text:style-name="P8"><text:a xlink:type="simple" xlink:href="#__RefHeading___Toc127_786732397" text:style-name="Index_20_Link" text:visited-style-name="Index_20_Link"><text:s/>1.1 Sujet initial<text:tab/>3</text:a></text:p>
        </text:index-body>
      </text:table-of-content>
      <text:p text:style-name="P3"/>
      <text:list xml:id="list2328326199888520520" text:style-name="L1">
        <text:list-item>
          <text:h text:style-name="P13" text:outline-level="1"><text:bookmark-start text:name="__RefHeading___Toc117_786732397"/>Présentation du projet<text:bookmark-end text:name="__RefHeading___Toc117_786732397"/></text:h>
        </text:list-item>
      </text:list>
      <text:h text:style-name="Heading_20_2" text:outline-level="2"><text:bookmark-start text:name="__RefHeading___Toc127_786732397"/>Sujet initial<text:bookmark-end text:name="__RefHeading___Toc127_786732397"/></text:h>
      <text:p text:style-name="Text_20_body"><text:span text:style-name="T2">Aujourd'hui nous disposons d'un ensemble de noeuds Arduino associés en un bus CAN permettant de récupérer un ensemble de données issues de capteurs positionnés sur un voilier et en particulier de décoder des données au format propriétaire SeaTalk. Le projet a pour objectif d'utiliser ces données pour commander via le bus SeaTalk (en se faisant passer pour une télécommande) un vérin de pilote automatique. Le projet comporte le développement d'une interface simple pour PC (PC qui sera raccordé à un noeud) pour d'une part visualiser certaines données (type tableau de bord) et pour d'autre part contrôler le pilote via un algorithme de contrôle/commande (qui pourra être un simple PID dans un premier temps) le noeud ne servant que d'interface entre le PC et le bus SeaTalk. Ce même noeud devra pouvoir également se substituer au PC, c'est-à-dire faire tourner un algorithme de pilotage de manière autonome.</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Segoe UI', Arial, freesans, sans-serif, 'Apple Color Emoji', 'Segoe UI Emoji', 'Segoe UI 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013cm" fo:margin-left="0cm" table:align="left"/>
    </style:style>
    <style:style style:name="Table1.A" style:family="table-column">
      <style:table-column-properties style:column-width="10.795cm"/>
    </style:style>
    <style:style style:name="Table1.B" style:family="table-column">
      <style:table-column-properties style:column-width="3.81cm"/>
    </style:style>
    <style:style style:name="Table1.C" style:family="table-column">
      <style:table-column-properties style:column-width="2.408cm"/>
    </style:style>
    <style:style style:name="Table1.A1" style:family="table-cell">
      <style:table-cell-properties fo:padding="0.097cm" fo:border="none"/>
    </style:style>
    <style:style style:name="MP1" style:family="paragraph" style:parent-style-name="Table_20_Contents">
      <style:paragraph-properties fo:text-align="center" style:justify-single-word="false"/>
      <style:text-properties officeooo:rsid="001e1952" officeooo:paragraph-rsid="001e1952"/>
    </style:style>
    <style:style style:name="MP2"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cm" fo:margin-bottom="2.004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18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column table:style-name="Table1.C"/>
          <table:table-row>
            <table:table-cell table:style-name="Table1.A1" office:value-type="string">
              <text:p text:style-name="Standard">Pilotage automatique d'un voilier via un bus CAN Arduino</text:p>
            </table:table-cell>
            <table:table-cell table:style-name="Table1.A1" office:value-type="string">
              <text:p text:style-name="MP1">M2LSE 2016</text:p>
            </table:table-cell>
            <table:table-cell table:style-name="Table1.A1" office:value-type="string">
              <text:p text:style-name="MP2"><text:page-number text:select-page="current">3</text:page-number>/<text:page-count>3</text:page-count></text:p>
            </table:table-cell>
          </table:table-row>
        </table:table>
        <text:p text:style-name="Footer"/>
      </style:footer>
    </style:master-page>
    <style:master-page style:name="Premiere_20_page" style:display-name="Premiere page" style:page-layout-name="Mpm2" style:next-style-name="Index"/>
    <style:master-page style:name="Index" style:page-layout-name="Mpm3" style:next-style-name="Standard"/>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M59S</meta:editing-duration>
    <meta:editing-cycles>6</meta:editing-cycles>
    <meta:generator>LibreOffice/4.4.3.2$Windows_x86 LibreOffice_project/88805f81e9fe61362df02b9941de8e38a9b5fd16</meta:generator>
    <dc:date>2016-02-26T01:32:31.135000000</dc:date>
    <meta:document-statistic meta:table-count="1" meta:image-count="0" meta:object-count="0" meta:page-count="3" meta:paragraph-count="12" meta:word-count="194" meta:character-count="1189" meta:non-whitespace-character-count="1005"/>
    <meta:user-defined meta:name="Info 1"/>
    <meta:user-defined meta:name="Info 2"/>
    <meta:user-defined meta:name="Info 3"/>
    <meta:user-defined meta:name="Info 4"/>
  </office:meta>
</office:document-meta>
</file>